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/>
    <style:font-face style:name="IBM Plex Mono" svg:font-family="'IBM Plex Mono', Inconsolata"/>
    <style:font-face style:name="Latin Modern Mono Light Cond1" svg:font-family="'Latin Modern Mono Light Cond'"/>
    <style:font-face style:name="Liberation Mono" svg:font-family="'Liberation Mono'"/>
    <style:font-face style:name="Noto Mono" svg:font-family="'Noto Mono'"/>
    <style:font-face style:name="TeX Gyre DejaVu Math" svg:font-family="'TeX Gyre DejaVu Math'"/>
    <style:font-face style:name="Ubuntu Mono" svg:font-family="'Ubuntu Mono'"/>
    <style:font-face style:name="VeraMono" svg:font-family="VeraMono"/>
    <style:font-face style:name="FreeSans1" svg:font-family="FreeSans" style:font-family-generic="swiss"/>
    <style:font-face style:name="Anka/Coder Narrow" svg:font-family="'Anka/Coder Narrow'" style:font-pitch="fixed"/>
    <style:font-face style:name="Anka/Coder Narrow1" svg:font-family="'Anka/Coder Narrow'" style:font-adornments="Normal" style:font-pitch="fixed"/>
    <style:font-face style:name="Latin Modern Mono Light Cond" svg:font-family="'Latin Modern Mono Light Cond'" style:font-pitch="fixed"/>
    <style:font-face style:name="NK57 Monospace" svg:font-family="'NK57 Monospace'" style:font-adornments="Libro" style:font-pitch="fixed"/>
    <style:font-face style:name="TlwgMono" svg:font-family="TlwgMono" style:font-pitch="fixed"/>
    <style:font-face style:name="Fantasque Sans Mono" svg:font-family="'Fantasque Sans Mono'" style:font-adornments="Normal" style:font-family-generic="swiss" style:font-pitch="fixed"/>
    <style:font-face style:name="Iosevka" svg:font-family="Iosevka" style:font-adornments="Normal" style:font-pitch="variable"/>
    <style:font-face style:name="M+ 1m" svg:font-family="'M+ 1m'" style:font-adornments="Normal" style:font-pitch="variable"/>
    <style:font-face style:name="Verana" svg:font-family="Ver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Fantasque Sans Mono" fo:font-size="9.5pt" fo:font-style="normal" fo:font-weight="normal" officeooo:paragraph-rsid="002b5cae" style:font-name-asian="TeX Gyre DejaVu Math" style:font-size-asian="9.5pt" style:font-name-complex="Liberation Mono" style:font-size-complex="9.5pt" style:text-scale="100%"/>
    </style:style>
    <style:style style:name="P2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Fantasque Sans Mono" fo:font-size="9.5pt" fo:font-style="normal" fo:font-weight="normal" officeooo:paragraph-rsid="003f2d57" style:font-name-asian="TeX Gyre DejaVu Math" style:font-size-asian="9.5pt" style:font-name-complex="Liberation Mono" style:font-size-complex="9.5pt" style:text-scale="100%"/>
    </style:style>
    <style:style style:name="P3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NK57 Monospace" fo:font-size="7.5pt" fo:font-style="normal" fo:font-weight="normal" officeooo:paragraph-rsid="002b5cae" style:font-name-asian="TeX Gyre DejaVu Math" style:font-size-asian="7.5pt" style:font-name-complex="Liberation Mono" style:font-size-complex="7.5pt" style:text-scale="100%"/>
    </style:style>
    <style:style style:name="P4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M+ 1m" fo:font-size="9pt" fo:font-style="normal" fo:font-weight="bold" officeooo:rsid="00170a24" officeooo:paragraph-rsid="002fd9c6" style:font-name-asian="TeX Gyre DejaVu Math" style:font-size-asian="9pt" style:font-weight-asian="bold" style:font-name-complex="Liberation Mono" style:font-size-complex="9pt" style:font-weight-complex="bold" style:text-scale="100%" loext:padding="0cm" loext:border="0.51pt solid #000000"/>
    </style:style>
    <style:style style:name="P5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Latin Modern Mono Light Cond" fo:font-size="13pt" fo:font-style="normal" fo:font-weight="normal" officeooo:paragraph-rsid="0026f989" style:font-name-asian="FreeSerif" style:font-size-asian="13pt" style:font-weight-asian="bold" style:font-name-complex="Latin Modern Mono Light Cond1" style:font-size-complex="13pt" style:font-weight-complex="bold" style:text-scale="100%" loext:padding="0cm" loext:border="0.51pt solid #000000"/>
    </style:style>
    <style:style style:name="P6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Liberation Mono" fo:font-size="8pt" officeooo:paragraph-rsid="003efaf1" style:font-name-asian="TeX Gyre DejaVu Math" style:font-size-asian="8pt" style:font-name-complex="Liberation Mono" style:font-size-complex="8pt" style:text-scale="100%"/>
    </style:style>
    <style:style style:name="P7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Noto Mono" fo:font-size="8pt" officeooo:paragraph-rsid="003f2d57" style:font-name-asian="FreeSerif" style:font-size-asian="8pt" style:font-name-complex="Noto Mono" style:font-size-complex="8pt" style:text-scale="100%"/>
    </style:style>
    <style:style style:name="P8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keep-with-next="auto" style:text-autospace="ideograph-alpha" style:punctuation-wrap="hanging" style:line-break="strict" style:vertical-align="auto" style:snap-to-layout-grid="true" style:writing-mode="lr-tb">
        <style:tab-stops>
          <style:tab-stop style:position="5.498cm"/>
        </style:tab-stops>
      </style:paragraph-properties>
      <style:text-properties style:font-name="VeraMono" fo:font-size="10.5pt" fo:font-style="normal" fo:font-weight="bold" officeooo:paragraph-rsid="003f2d57" style:font-name-asian="TeX Gyre DejaVu Math" style:font-size-asian="10.5pt" style:font-weight-asian="bold" style:font-name-complex="Liberation Mono" style:font-size-complex="10.5pt" style:font-weight-complex="bold" style:text-scale="100%" loext:padding="0cm" loext:border="0.51pt solid #000000"/>
    </style:style>
    <style:style style:name="P9" style:family="paragraph" style:parent-style-name="Standard">
      <style:paragraph-properties fo:margin-left="0cm" fo:margin-right="0cm" fo:line-height="100%" fo:text-align="justify" style:justify-single-word="false" fo:keep-together="auto" fo:orphans="0" fo:widows="0" fo:text-indent="0cm" style:auto-text-indent="false" fo:keep-with-next="auto" style:text-autospace="ideograph-alpha" style:punctuation-wrap="hanging" style:line-break="strict" style:vertical-align="auto" style:snap-to-layout-grid="true" style:writing-mode="lr-tb"/>
      <style:text-properties style:font-name="Anka/Coder Narrow" fo:font-size="10.5pt" fo:font-style="normal" fo:font-weight="normal" officeooo:paragraph-rsid="003724a9" style:font-name-asian="FreeSerif" style:font-size-asian="10.5pt" style:font-weight-asian="bold" style:font-name-complex="Latin Modern Mono Light Cond1" style:font-size-complex="10.5pt" style:font-weight-complex="bold" style:text-scale="100%"/>
    </style:style>
    <style:style style:name="P10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Noto Mono" fo:font-size="8pt" officeooo:paragraph-rsid="00122966" style:font-name-asian="FreeSerif" style:font-size-asian="8pt" style:font-name-complex="Noto Mono" style:font-size-complex="8pt" style:text-scale="100%"/>
    </style:style>
    <style:style style:name="P11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Noto Mono" fo:font-size="8pt" officeooo:paragraph-rsid="00122966" style:font-size-asian="8pt" style:font-name-complex="Noto Mono" style:font-size-complex="8pt" style:text-scale="100%"/>
    </style:style>
    <style:style style:name="P12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Ubuntu Mono" fo:font-size="10pt" officeooo:paragraph-rsid="00122966" style:font-name-asian="FreeSerif" style:font-size-asian="10pt" style:font-name-complex="Ubuntu Mono" style:font-size-complex="10pt" style:text-scale="100%"/>
    </style:style>
    <style:style style:name="P13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Ubuntu Mono" fo:font-size="10pt" officeooo:paragraph-rsid="003f2d57" style:font-name-asian="FreeSerif" style:font-size-asian="10pt" style:font-name-complex="Ubuntu Mono" style:font-size-complex="10pt" style:text-scale="100%"/>
    </style:style>
    <style:style style:name="P14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Ubuntu Mono" fo:font-size="10pt" officeooo:paragraph-rsid="00122966" style:font-size-asian="10pt" style:font-name-complex="Ubuntu Mono" style:font-size-complex="10pt" style:text-scale="100%"/>
    </style:style>
    <style:style style:name="P15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Ubuntu Mono" fo:font-size="10pt" fo:font-weight="bold" officeooo:paragraph-rsid="003f2d57" style:font-name-asian="FreeSerif" style:font-size-asian="10pt" style:font-weight-asian="bold" style:font-name-complex="Ubuntu Mono" style:font-size-complex="10pt" style:font-weight-complex="bold" style:text-scale="100%" loext:padding="0cm" loext:border="0.51pt solid #000000"/>
    </style:style>
    <style:style style:name="P16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Liberation Mono" fo:font-size="8pt" officeooo:paragraph-rsid="00122966" style:font-name-asian="TeX Gyre DejaVu Math" style:font-size-asian="8pt" style:font-name-complex="Liberation Mono" style:font-size-complex="8pt" style:text-scale="100%"/>
    </style:style>
    <style:style style:name="P17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Liberation Mono" fo:font-size="8pt" officeooo:paragraph-rsid="00122966" style:font-size-asian="8pt" style:font-name-complex="Liberation Mono" style:font-size-complex="8pt" style:text-scale="100%"/>
    </style:style>
    <style:style style:name="P18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Liberation Mono" fo:font-size="8pt" fo:font-weight="bold" officeooo:paragraph-rsid="003efaf1" style:font-name-asian="TeX Gyre DejaVu Math" style:font-size-asian="8pt" style:font-weight-asian="bold" style:font-name-complex="Liberation Mono" style:font-size-complex="8pt" style:font-weight-complex="bold" style:text-scale="100%" loext:padding="0cm" loext:border="0.51pt solid #000000"/>
    </style:style>
    <style:style style:name="P19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TlwgMono" fo:font-size="9.5pt" officeooo:paragraph-rsid="002b5cae" style:font-name-asian="TeX Gyre DejaVu Math" style:font-size-asian="9.5pt" style:font-name-complex="Liberation Mono" style:font-size-complex="9.5pt" style:text-scale="100%"/>
    </style:style>
    <style:style style:name="P20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Fantasque Sans Mono" fo:font-size="9.5pt" fo:font-style="normal" fo:font-weight="bold" officeooo:paragraph-rsid="0035ff93" style:font-name-asian="TeX Gyre DejaVu Math" style:font-size-asian="9.5pt" style:font-weight-asian="bold" style:font-name-complex="Liberation Mono" style:font-size-complex="9.5pt" style:font-weight-complex="bold" style:text-scale="100%" loext:padding="0cm" loext:border="0.51pt solid #000000"/>
    </style:style>
    <style:style style:name="P21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Fantasque Sans Mono" fo:font-size="9.5pt" fo:font-style="normal" fo:font-weight="normal" officeooo:paragraph-rsid="002b5cae" style:font-name-asian="TeX Gyre DejaVu Math" style:font-size-asian="9.5pt" style:font-name-complex="Liberation Mono" style:font-size-complex="9.5pt" style:text-scale="100%"/>
    </style:style>
    <style:style style:name="P22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Fantasque Sans Mono" fo:font-size="9.5pt" fo:font-style="normal" fo:font-weight="normal" officeooo:paragraph-rsid="002b5cae" style:font-size-asian="9.5pt" style:font-name-complex="Liberation Mono" style:font-size-complex="9.5pt" style:text-scale="100%"/>
    </style:style>
    <style:style style:name="P23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NK57 Monospace" fo:font-size="7.5pt" fo:font-style="normal" fo:font-weight="normal" officeooo:paragraph-rsid="002b5cae" style:font-name-asian="TeX Gyre DejaVu Math" style:font-size-asian="7.5pt" style:font-name-complex="Liberation Mono" style:font-size-complex="7.5pt" style:text-scale="100%"/>
    </style:style>
    <style:style style:name="P24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NK57 Monospace" fo:font-size="7.5pt" fo:font-style="normal" fo:font-weight="normal" officeooo:paragraph-rsid="002b5cae" style:font-size-asian="7.5pt" style:font-name-complex="Liberation Mono" style:font-size-complex="7.5pt" style:text-scale="100%"/>
    </style:style>
    <style:style style:name="P25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NK57 Monospace" fo:font-size="7.5pt" fo:font-style="normal" fo:font-weight="bold" officeooo:paragraph-rsid="003f2d57" style:font-name-asian="TeX Gyre DejaVu Math" style:font-size-asian="7.5pt" style:font-weight-asian="bold" style:font-name-complex="Liberation Mono" style:font-size-complex="7.5pt" style:font-weight-complex="bold" style:text-scale="100%" loext:padding="0cm" loext:border="0.51pt solid #000000"/>
    </style:style>
    <style:style style:name="P26" style:family="paragraph" style:parent-style-name="Standard">
      <style:paragraph-properties fo:margin-left="0cm" fo:margin-right="0cm" fo:line-height="100%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M+ 1m" fo:font-size="9pt" fo:font-style="normal" fo:font-weight="normal" officeooo:paragraph-rsid="0026f989" style:font-name-asian="TeX Gyre DejaVu Math" style:font-size-asian="9pt" style:font-name-complex="Liberation Mono" style:font-size-complex="9pt" style:text-scale="100%"/>
    </style:style>
    <style:style style:name="P27" style:family="paragraph" style:parent-style-name="Standard">
      <style:paragraph-properties fo:margin-left="0cm" fo:margin-right="0cm" fo:line-height="100%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>
        <style:tab-stops/>
      </style:paragraph-properties>
      <style:text-properties style:font-name="M+ 1m" fo:font-size="9pt" fo:font-style="normal" fo:font-weight="normal" officeooo:paragraph-rsid="003167f1" style:font-name-asian="TeX Gyre DejaVu Math" style:font-size-asian="9pt" style:font-name-complex="Liberation Mono" style:font-size-complex="9pt" style:text-scale="100%"/>
    </style:style>
    <style:style style:name="P28" style:family="paragraph" style:parent-style-name="Standard">
      <style:paragraph-properties fo:margin-left="0cm" fo:margin-right="0cm" fo:line-height="100%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M+ 1m" fo:font-size="9pt" fo:font-style="normal" fo:font-weight="normal" officeooo:paragraph-rsid="0026f989" style:font-size-asian="9pt" style:font-name-complex="Liberation Mono" style:font-size-complex="9pt" style:text-scale="100%"/>
    </style:style>
    <style:style style:name="P29" style:family="paragraph" style:parent-style-name="Standard">
      <style:paragraph-properties fo:margin-left="0cm" fo:margin-right="0cm" style:line-height-at-least="0cm" fo:text-align="justify" style:justify-single-word="false" fo:keep-together="auto" fo:orphans="0" fo:widows="0" fo:text-indent="0cm" style:auto-text-indent="false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IBM Plex Mono" fo:font-size="8pt" officeooo:paragraph-rsid="00122966" style:font-name-asian="FreeSerif" style:font-size-asian="8pt" style:font-name-complex="IBM Plex Mono" style:font-size-complex="8pt" style:text-scale="100%"/>
    </style:style>
    <style:style style:name="P30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Ubuntu Mono" fo:font-size="10pt" officeooo:paragraph-rsid="00122966" style:font-name-asian="FreeSerif" style:font-size-asian="10pt" style:font-name-complex="Ubuntu Mono" style:font-size-complex="10pt" style:text-scale="100%"/>
    </style:style>
    <style:style style:name="P31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Ubuntu Mono" fo:font-size="10pt" officeooo:paragraph-rsid="003f2d57" style:font-name-asian="FreeSerif" style:font-size-asian="10pt" style:font-name-complex="Ubuntu Mono" style:font-size-complex="10pt" style:text-scale="100%"/>
    </style:style>
    <style:style style:name="P32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Ubuntu Mono" fo:font-size="10pt" fo:font-weight="bold" officeooo:paragraph-rsid="003f2d57" style:font-name-asian="FreeSerif" style:font-size-asian="10pt" style:font-weight-asian="bold" style:font-name-complex="Ubuntu Mono" style:font-size-complex="10pt" style:font-weight-complex="bold" style:text-scale="100%" loext:padding="0cm" loext:border="0.51pt solid #000000"/>
    </style:style>
    <style:style style:name="P33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Iosevka" fo:font-size="10pt" officeooo:paragraph-rsid="002fd9c6" style:font-name-asian="FreeSerif" style:font-size-asian="10pt" style:font-name-complex="Noto Mono" style:font-size-complex="10pt" style:text-scale="100%"/>
    </style:style>
    <style:style style:name="P34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Iosevka" fo:font-size="9pt" fo:font-style="normal" fo:font-weight="normal" officeooo:paragraph-rsid="002fd9c6" style:font-name-asian="FreeSerif" style:font-size-asian="9pt" style:font-name-complex="Noto Mono" style:font-size-complex="9pt" style:text-scale="100%"/>
    </style:style>
    <style:style style:name="P35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Iosevka" fo:font-size="9pt" fo:font-style="normal" fo:font-weight="normal" officeooo:rsid="002fd9c6" officeooo:paragraph-rsid="002fd9c6" style:font-name-asian="FreeSerif" style:font-size-asian="9pt" style:font-name-complex="Noto Mono" style:font-size-complex="9pt" style:text-scale="100%"/>
    </style:style>
    <style:style style:name="P36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Iosevka" fo:font-size="9pt" fo:font-style="normal" fo:font-weight="bold" officeooo:paragraph-rsid="0035ff93" style:font-name-asian="FreeSerif" style:font-size-asian="9pt" style:font-weight-asian="bold" style:font-name-complex="Noto Mono" style:font-size-complex="9pt" style:font-weight-complex="bold" style:text-scale="100%"/>
    </style:style>
    <style:style style:name="P37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Iosevka" fo:font-size="9pt" fo:font-style="normal" fo:font-weight="bold" officeooo:rsid="0021a759" officeooo:paragraph-rsid="0035ff93" style:font-name-asian="FreeSerif" style:font-size-asian="9pt" style:font-weight-asian="bold" style:font-name-complex="Noto Mono" style:font-size-complex="9pt" style:font-weight-complex="bold" style:text-scale="100%"/>
    </style:style>
    <style:style style:name="P38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Noto Mono" fo:font-size="8pt" officeooo:paragraph-rsid="003f2d57" style:font-name-asian="FreeSerif" style:font-size-asian="8pt" style:font-name-complex="Noto Mono" style:font-size-complex="8pt" style:text-scale="100%"/>
    </style:style>
    <style:style style:name="P39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Noto Mono" fo:font-size="8pt" fo:font-weight="bold" officeooo:paragraph-rsid="003f2d57" style:font-name-asian="FreeSerif" style:font-size-asian="8pt" style:font-weight-asian="bold" style:font-name-complex="Noto Mono" style:font-size-complex="8pt" style:font-weight-complex="bold" style:text-scale="100%" loext:padding="0cm" loext:border="0.51pt solid #000000"/>
    </style:style>
    <style:style style:name="P40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NK57 Monospace" fo:font-size="7.5pt" fo:font-style="normal" fo:font-weight="normal" officeooo:paragraph-rsid="002b5cae" style:font-name-asian="TeX Gyre DejaVu Math" style:font-size-asian="7.5pt" style:font-name-complex="Liberation Mono" style:font-size-complex="7.5pt" style:text-scale="100%"/>
    </style:style>
    <style:style style:name="P41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NK57 Monospace" fo:font-size="7.5pt" fo:font-style="normal" fo:font-weight="normal" officeooo:rsid="003d028f" officeooo:paragraph-rsid="0040a0e7" style:font-name-asian="TeX Gyre DejaVu Math" style:font-size-asian="7.5pt" style:font-name-complex="Liberation Mono" style:font-size-complex="7.5pt" style:text-scale="100%"/>
    </style:style>
    <style:style style:name="P42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NK57 Monospace" fo:font-size="7.5pt" fo:font-style="normal" fo:font-weight="bold" officeooo:paragraph-rsid="003f2d57" style:font-name-asian="TeX Gyre DejaVu Math" style:font-size-asian="7.5pt" style:font-weight-asian="bold" style:font-name-complex="Liberation Mono" style:font-size-complex="7.5pt" style:font-weight-complex="bold" style:text-scale="100%" loext:padding="0cm" loext:border="0.51pt solid #000000"/>
    </style:style>
    <style:style style:name="P4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>
        <style:tab-stops/>
      </style:paragraph-properties>
      <style:text-properties style:font-name="M+ 1m" fo:font-size="9pt" fo:font-style="normal" fo:font-weight="normal" officeooo:paragraph-rsid="003167f1" style:font-name-asian="TeX Gyre DejaVu Math" style:font-size-asian="9pt" style:font-name-complex="Liberation Mono" style:font-size-complex="9pt" style:text-scale="100%"/>
    </style:style>
    <style:style style:name="P4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M+ 1m" fo:font-size="9pt" fo:font-style="normal" fo:font-weight="normal" officeooo:rsid="0026f989" officeooo:paragraph-rsid="0026f989" style:font-name-asian="TeX Gyre DejaVu Math" style:font-size-asian="9pt" style:font-name-complex="Liberation Mono" style:font-size-complex="9pt" style:text-scale="100%"/>
    </style:style>
    <style:style style:name="P45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M+ 1m" fo:font-size="9pt" fo:font-style="normal" fo:font-weight="bold" officeooo:rsid="00170a24" officeooo:paragraph-rsid="0026f989" style:font-name-asian="TeX Gyre DejaVu Math" style:font-size-asian="9pt" style:font-weight-asian="bold" style:font-name-complex="Liberation Mono" style:font-size-complex="9pt" style:font-weight-complex="bold" style:text-scale="100%" loext:padding="0cm" loext:border="0.51pt solid #000000"/>
    </style:style>
    <style:style style:name="P4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M+ 1m" fo:font-size="9pt" fo:font-style="normal" fo:font-weight="bold" officeooo:rsid="00170a24" officeooo:paragraph-rsid="0035ff93" style:font-name-asian="TeX Gyre DejaVu Math" style:font-size-asian="9pt" style:font-weight-asian="bold" style:font-name-complex="Liberation Mono" style:font-size-complex="9pt" style:font-weight-complex="bold" style:text-scale="100%" loext:padding="0cm" loext:border="0.51pt solid #000000"/>
    </style:style>
    <style:style style:name="P47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M+ 1m" fo:font-size="9pt" fo:font-style="normal" fo:font-weight="bold" officeooo:rsid="00284ff1" officeooo:paragraph-rsid="0035ff93" style:font-name-asian="TeX Gyre DejaVu Math" style:font-size-asian="9pt" style:font-weight-asian="bold" style:font-name-complex="Liberation Mono" style:font-size-complex="9pt" style:font-weight-complex="bold" style:text-scale="100%" loext:padding="0cm" loext:border="0.51pt solid #000000"/>
    </style:style>
    <style:style style:name="P48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TlwgMono" fo:font-size="8pt" officeooo:paragraph-rsid="002b5cae" style:font-name-asian="TeX Gyre DejaVu Math" style:font-size-asian="8pt" style:font-name-complex="Liberation Mono" style:font-size-complex="8pt" style:text-scale="100%"/>
    </style:style>
    <style:style style:name="P49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Fantasque Sans Mono" fo:font-size="9.5pt" fo:font-style="normal" fo:font-weight="bold" officeooo:paragraph-rsid="003d028f" style:font-name-asian="TeX Gyre DejaVu Math" style:font-size-asian="9.5pt" style:font-weight-asian="bold" style:font-name-complex="Liberation Mono" style:font-size-complex="9.5pt" style:font-weight-complex="bold" style:text-scale="100%" loext:padding="0cm" loext:border="0.51pt solid #000000"/>
    </style:style>
    <style:style style:name="P50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Fantasque Sans Mono" fo:font-size="9.5pt" fo:font-style="normal" fo:font-weight="normal" officeooo:paragraph-rsid="003f2d57" style:font-name-asian="TeX Gyre DejaVu Math" style:font-size-asian="9.5pt" style:font-name-complex="Liberation Mono" style:font-size-complex="9.5pt" style:text-scale="100%"/>
    </style:style>
    <style:style style:name="P51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Liberation Mono" fo:font-size="8pt" fo:font-weight="bold" officeooo:paragraph-rsid="003efaf1" style:font-name-asian="TeX Gyre DejaVu Math" style:font-size-asian="8pt" style:font-weight-asian="bold" style:font-name-complex="Liberation Mono" style:font-size-complex="8pt" style:font-weight-complex="bold" style:text-scale="100%" loext:padding="0cm" loext:border="0.51pt solid #000000"/>
    </style:style>
    <style:style style:name="P52" style:family="paragraph" style:parent-style-name="Standard">
      <style:paragraph-properties fo:margin-left="0cm" fo:margin-right="0cm" style:line-height-at-least="0cm" fo:text-align="justify" style:justify-single-word="false" fo:orphans="0" fo:widows="0" fo:text-indent="0cm" style:auto-text-indent="false" style:text-autospace="ideograph-alpha" style:punctuation-wrap="hanging" style:line-break="strict" style:vertical-align="auto" style:snap-to-layout-grid="true" style:writing-mode="lr-tb"/>
      <style:text-properties style:font-name="Liberation Mono" fo:font-size="8pt" officeooo:paragraph-rsid="003efaf1" style:font-name-asian="TeX Gyre DejaVu Math" style:font-size-asian="8pt" style:font-name-complex="Liberation Mono" style:font-size-complex="8pt" style:text-scale="100%"/>
    </style:style>
    <style:style style:name="P53" style:family="paragraph" style:parent-style-name="Standard">
      <style:paragraph-properties fo:line-height="50%" fo:text-align="justify" style:justify-single-word="false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Noto Mono" fo:font-size="8pt" fo:font-weight="bold" officeooo:paragraph-rsid="00122966" style:font-name-asian="FreeSerif" style:font-size-asian="8pt" style:font-weight-asian="bold" style:font-name-complex="Noto Mono" style:font-size-complex="8pt" style:font-weight-complex="bold" style:text-scale="100%" loext:padding="0cm" loext:border="0.51pt solid #000000"/>
    </style:style>
    <style:style style:name="P54" style:family="paragraph" style:parent-style-name="Standard">
      <style:paragraph-properties fo:line-height="100%" fo:text-align="justify" style:justify-single-word="false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Latin Modern Mono Light Cond" fo:font-size="13pt" fo:font-style="normal" fo:font-weight="normal" officeooo:paragraph-rsid="00122966" style:font-name-asian="FreeSerif" style:font-size-asian="13pt" style:font-name-complex="Latin Modern Mono Light Cond1" style:font-size-complex="13pt" style:text-scale="100%"/>
    </style:style>
    <style:style style:name="P55" style:family="paragraph" style:parent-style-name="Standard">
      <style:paragraph-properties fo:line-height="100%" fo:text-align="justify" style:justify-single-word="false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Latin Modern Mono Light Cond" fo:font-size="13pt" fo:font-style="normal" fo:font-weight="normal" officeooo:paragraph-rsid="003901c0" style:font-name-asian="FreeSerif" style:font-size-asian="13pt" style:font-name-complex="Latin Modern Mono Light Cond1" style:font-size-complex="13pt" style:text-scale="100%"/>
    </style:style>
    <style:style style:name="P56" style:family="paragraph" style:parent-style-name="Standard">
      <style:paragraph-properties fo:line-height="100%" fo:text-align="justify" style:justify-single-word="false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Latin Modern Mono Light Cond" fo:font-size="13pt" fo:font-style="normal" fo:font-weight="normal" officeooo:paragraph-rsid="00122966" style:font-size-asian="13pt" style:font-name-complex="Latin Modern Mono Light Cond1" style:font-size-complex="13pt" style:text-scale="100%"/>
    </style:style>
    <style:style style:name="P57" style:family="paragraph" style:parent-style-name="Standard">
      <style:paragraph-properties fo:line-height="100%" fo:text-align="justify" style:justify-single-word="false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Anka/Coder Narrow1" fo:font-size="10.5pt" fo:font-style="normal" fo:font-weight="normal" officeooo:paragraph-rsid="003724a9" style:font-name-asian="FreeSerif" style:font-size-asian="10.5pt" style:font-name-complex="Latin Modern Mono Light Cond1" style:font-size-complex="10.5pt" style:text-scale="100%"/>
    </style:style>
    <style:style style:name="P58" style:family="paragraph" style:parent-style-name="Standard">
      <style:paragraph-properties fo:line-height="100%" fo:text-align="justify" style:justify-single-word="false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Verana" fo:font-size="10.5pt" officeooo:paragraph-rsid="00122966" style:font-name-asian="FreeSerif" style:font-size-asian="10.5pt" style:font-name-complex="Latin Modern Mono Light Cond1" style:font-size-complex="10.5pt" style:text-scale="100%"/>
    </style:style>
    <style:style style:name="P59" style:family="paragraph" style:parent-style-name="Standard">
      <style:paragraph-properties fo:line-height="100%" fo:text-align="justify" style:justify-single-word="false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Anka/Coder Narrow" fo:font-size="10.5pt" fo:font-style="normal" fo:font-weight="normal" officeooo:paragraph-rsid="003724a9" style:font-name-asian="FreeSerif" style:font-size-asian="10.5pt" style:font-name-complex="Latin Modern Mono Light Cond1" style:font-size-complex="10.5pt" style:text-scale="100%"/>
    </style:style>
    <style:style style:name="P60" style:family="paragraph" style:parent-style-name="Standard">
      <style:paragraph-properties fo:line-height="100%" fo:text-align="justify" style:justify-single-word="false" fo:keep-together="auto" fo:orphans="0" fo:widows="0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Anka/Coder Narrow" fo:font-size="10.5pt" fo:font-style="normal" fo:font-weight="normal" officeooo:paragraph-rsid="003724a9" style:font-size-asian="10.5pt" style:font-name-complex="Latin Modern Mono Light Cond1" style:font-size-complex="10.5pt" style:text-scale="100%"/>
    </style:style>
    <style:style style:name="P61" style:family="paragraph" style:parent-style-name="Standard">
      <style:paragraph-properties fo:line-height="100%" fo:text-align="justify" style:justify-single-word="false" fo:orphans="0" fo:widows="0" style:text-autospace="ideograph-alpha" style:punctuation-wrap="hanging" style:line-break="strict" style:vertical-align="auto" style:snap-to-layout-grid="true" style:writing-mode="lr-tb"/>
      <style:text-properties style:font-name="VeraMono" fo:font-size="10pt" officeooo:paragraph-rsid="00122966" style:font-name-asian="FreeSerif" style:font-size-asian="10pt" style:font-name-complex="Latin Modern Mono Light Cond1" style:font-size-complex="10pt" style:text-scale="100%"/>
    </style:style>
    <style:style style:name="P62" style:family="paragraph" style:parent-style-name="Standard">
      <style:paragraph-properties fo:line-height="100%" fo:orphans="0" fo:widows="0" style:text-autospace="ideograph-alpha" style:punctuation-wrap="hanging" style:line-break="strict" style:vertical-align="auto" style:snap-to-layout-grid="true" style:writing-mode="lr-tb"/>
      <style:text-properties style:font-name="VeraMono" fo:font-size="10pt" fo:font-weight="bold" officeooo:paragraph-rsid="0035ff93" style:font-name-asian="FreeSerif" style:font-size-asian="10pt" style:font-weight-asian="bold" style:font-name-complex="Latin Modern Mono Light Cond1" style:font-size-complex="10pt" style:font-weight-complex="bold" style:text-scale="100%"/>
    </style:style>
    <style:style style:name="P63" style:family="paragraph" style:parent-style-name="Standard">
      <style:paragraph-properties fo:line-height="100%" fo:orphans="0" fo:widows="0" style:text-autospace="ideograph-alpha" style:punctuation-wrap="hanging" style:line-break="strict" style:vertical-align="auto" style:snap-to-layout-grid="true" style:writing-mode="lr-tb"/>
      <style:text-properties style:font-name="VeraMono" fo:font-size="10pt" fo:font-weight="normal" officeooo:rsid="003b8c25" officeooo:paragraph-rsid="003b8c25" style:font-name-asian="FreeSerif" style:font-size-asian="10pt" style:font-weight-asian="normal" style:font-name-complex="Latin Modern Mono Light Cond1" style:font-size-complex="10pt" style:font-weight-complex="normal" style:text-scale="100%"/>
    </style:style>
    <style:style style:name="P64" style:family="paragraph" style:parent-style-name="Standard">
      <style:paragraph-properties fo:line-height="100%" fo:text-align="justify" style:justify-single-word="false" fo:orphans="0" fo:widows="0" style:text-autospace="ideograph-alpha" style:punctuation-wrap="hanging" style:line-break="strict" style:vertical-align="auto" style:snap-to-layout-grid="true" style:writing-mode="lr-tb"/>
      <style:text-properties style:font-name="VeraMono" fo:font-size="10.5pt" officeooo:paragraph-rsid="00122966" style:font-name-asian="FreeSerif" style:font-size-asian="10.5pt" style:font-name-complex="Latin Modern Mono Light Cond1" style:font-size-complex="10.5pt" style:text-scale="100%"/>
    </style:style>
    <style:style style:name="P65" style:family="paragraph" style:parent-style-name="Standard">
      <style:paragraph-properties fo:line-height="100%" fo:text-align="justify" style:justify-single-word="false" fo:orphans="0" fo:widows="0" style:text-autospace="ideograph-alpha" style:punctuation-wrap="hanging" style:line-break="strict" style:vertical-align="auto" style:snap-to-layout-grid="true" style:writing-mode="lr-tb"/>
      <style:text-properties style:font-name="Latin Modern Mono Light Cond" fo:font-size="13pt" fo:font-style="normal" fo:font-weight="normal" officeooo:paragraph-rsid="0035ff93" style:font-name-asian="FreeSerif" style:font-size-asian="13pt" style:font-weight-asian="bold" style:font-name-complex="Latin Modern Mono Light Cond1" style:font-size-complex="13pt" style:font-weight-complex="bold" style:text-scale="100%" loext:padding="0cm" loext:border="0.51pt solid #000000"/>
    </style:style>
    <style:style style:name="P66" style:family="paragraph" style:parent-style-name="Standard">
      <style:paragraph-properties fo:line-height="100%" fo:text-align="justify" style:justify-single-word="false" fo:orphans="0" fo:widows="0" style:text-autospace="ideograph-alpha" style:punctuation-wrap="hanging" style:line-break="strict" style:vertical-align="auto" style:snap-to-layout-grid="true" style:writing-mode="lr-tb"/>
      <style:text-properties style:font-name="Latin Modern Mono Light Cond" fo:font-size="13pt" fo:font-style="normal" fo:font-weight="normal" officeooo:paragraph-rsid="003901c0" style:font-name-asian="FreeSerif" style:font-size-asian="13pt" style:font-name-complex="Latin Modern Mono Light Cond1" style:font-size-complex="13pt" style:text-scale="100%"/>
    </style:style>
    <style:style style:name="P67" style:family="paragraph" style:parent-style-name="Standard">
      <style:paragraph-properties fo:line-height="100%" fo:text-align="justify" style:justify-single-word="false" fo:orphans="0" fo:widows="0" style:text-autospace="ideograph-alpha" style:punctuation-wrap="hanging" style:line-break="strict" style:vertical-align="auto" style:snap-to-layout-grid="true" style:writing-mode="lr-tb">
        <style:tab-stops>
          <style:tab-stop style:position="5.498cm"/>
        </style:tab-stops>
      </style:paragraph-properties>
      <style:text-properties style:font-name="Anka/Coder Narrow1" fo:font-size="10.5pt" fo:font-style="normal" fo:font-weight="normal" officeooo:paragraph-rsid="00122966" style:font-name-asian="FreeSerif" style:font-size-asian="10.5pt" style:font-name-complex="Latin Modern Mono Light Cond1" style:font-size-complex="10.5pt" style:text-scale="100%"/>
    </style:style>
    <style:style style:name="P68" style:family="paragraph" style:parent-style-name="Standard">
      <style:paragraph-properties fo:line-height="100%" fo:text-align="justify" style:justify-single-word="false" fo:orphans="0" fo:widows="0" style:text-autospace="ideograph-alpha" style:punctuation-wrap="hanging" style:line-break="strict" style:vertical-align="auto" style:snap-to-layout-grid="true" style:writing-mode="lr-tb"/>
      <style:text-properties style:font-name="Anka/Coder Narrow" fo:font-size="10.5pt" fo:font-style="normal" fo:font-weight="bold" officeooo:paragraph-rsid="003724a9" style:font-name-asian="FreeSerif" style:font-size-asian="10.5pt" style:font-weight-asian="bold" style:font-name-complex="Latin Modern Mono Light Cond1" style:font-size-complex="10.5pt" style:font-weight-complex="bold" style:text-scale="100%" loext:padding="0cm" loext:border="0.51pt solid #000000"/>
    </style:style>
    <style:style style:name="P69" style:family="paragraph" style:parent-style-name="Standard">
      <style:paragraph-properties fo:line-height="100%" fo:text-align="justify" style:justify-single-word="false" fo:orphans="0" fo:widows="0" style:text-autospace="ideograph-alpha" style:punctuation-wrap="hanging" style:line-break="strict" style:vertical-align="auto" style:snap-to-layout-grid="true" style:writing-mode="lr-tb"/>
      <style:text-properties style:font-name="Anka/Coder Narrow" fo:font-size="10.5pt" fo:font-style="normal" fo:font-weight="normal" officeooo:paragraph-rsid="003724a9" style:font-name-asian="FreeSerif" style:font-size-asian="10.5pt" style:font-name-complex="Latin Modern Mono Light Cond1" style:font-size-complex="10.5pt" style:text-scale="100%"/>
    </style:style>
    <style:style style:name="P70" style:family="paragraph" style:parent-style-name="Standard" style:master-page-name="Standard">
      <style:paragraph-properties fo:line-height="100%" fo:text-align="justify" style:justify-single-word="false" fo:keep-together="auto" fo:orphans="0" fo:widows="0" style:page-number="auto" fo:break-before="auto" fo:break-after="auto" fo:keep-with-next="auto" style:text-autospace="ideograph-alpha" style:punctuation-wrap="hanging" style:line-break="strict" style:vertical-align="auto" style:snap-to-layout-grid="true" style:writing-mode="lr-tb"/>
      <style:text-properties style:font-name="Anka/Coder Narrow1" fo:font-size="10.5pt" fo:font-style="normal" fo:font-weight="normal" officeooo:paragraph-rsid="003724a9" style:font-name-asian="FreeSerif" style:font-size-asian="10.5pt" style:font-weight-asian="bold" style:font-name-complex="Latin Modern Mono Light Cond1" style:font-size-complex="10.5pt" style:font-weight-complex="bold" style:text-scale="100%" loext:padding="0cm" loext:border="0.51pt solid #000000"/>
    </style:style>
    <style:style style:name="P71" style:family="paragraph" style:parent-style-name="Standard">
      <style:paragraph-properties fo:line-height="100%" fo:text-align="justify" style:justify-single-word="false" fo:orphans="0" fo:widows="0" style:text-autospace="ideograph-alpha" style:punctuation-wrap="hanging" style:line-break="strict" style:vertical-align="auto" style:snap-to-layout-grid="true" style:writing-mode="lr-tb"/>
      <style:text-properties style:font-name="Anka/Coder Narrow1" fo:font-size="10.5pt" fo:font-style="normal" fo:font-weight="normal" officeooo:paragraph-rsid="003724a9" style:font-name-asian="FreeSerif" style:font-size-asian="10.5pt" style:font-weight-asian="bold" style:font-name-complex="Latin Modern Mono Light Cond1" style:font-size-complex="10.5pt" style:font-weight-complex="bold" style:text-scale="100%" loext:padding="0cm" loext:border="0.51pt solid #000000"/>
    </style:style>
    <style:style style:name="T1" style:family="text">
      <style:text-properties style:font-name-asian="Latin Modern Mono Light Cond1"/>
    </style:style>
    <style:style style:name="T2" style:family="text">
      <style:text-properties style:font-name-asian="FreeSerif"/>
    </style:style>
    <style:style style:name="T3" style:family="text">
      <style:text-properties style:font-name-asian="Noto Mono"/>
    </style:style>
    <style:style style:name="T4" style:family="text">
      <style:text-properties style:font-name-asian="Ubuntu Mono"/>
    </style:style>
    <style:style style:name="T5" style:family="text">
      <style:text-properties officeooo:rsid="000d7690"/>
    </style:style>
    <style:style style:name="T6" style:family="text">
      <style:text-properties style:font-name-asian="Liberation Mono"/>
    </style:style>
    <style:style style:name="T7" style:family="text">
      <style:text-properties style:font-name-asian="TeX Gyre DejaVu Math"/>
    </style:style>
    <style:style style:name="T8" style:family="text">
      <style:text-properties officeooo:rsid="0012b677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5426f"/>
    </style:style>
    <style:style style:name="T11" style:family="text">
      <style:text-properties officeooo:rsid="001c59c5"/>
    </style:style>
    <style:style style:name="T12" style:family="text">
      <style:text-properties fo:font-size="9pt" fo:font-style="normal" fo:font-weight="normal" style:font-size-asian="9pt" style:font-size-complex="9pt"/>
    </style:style>
    <style:style style:name="T13" style:family="text">
      <style:text-properties officeooo:rsid="002595ca"/>
    </style:style>
    <style:style style:name="T14" style:family="text">
      <style:text-properties fo:font-weight="bold"/>
    </style:style>
    <style:style style:name="T15" style:family="text">
      <style:text-properties fo:font-weight="bold" officeooo:rsid="0015426f"/>
    </style:style>
    <style:style style:name="T16" style:family="text">
      <style:text-properties fo:font-weight="bold" officeooo:rsid="003097e2"/>
    </style:style>
    <style:style style:name="T17" style:family="text">
      <style:text-properties fo:font-weight="bold" officeooo:rsid="0035ff93"/>
    </style:style>
    <style:style style:name="T18" style:family="text">
      <style:text-properties officeooo:rsid="0035ff93"/>
    </style:style>
    <style:style style:name="T19" style:family="text">
      <style:text-properties officeooo:rsid="003efaf1"/>
    </style:style>
    <style:style style:name="T20" style:family="text">
      <style:text-properties officeooo:rsid="003f2d57"/>
    </style:style>
    <style:style style:name="T21" style:family="text">
      <style:text-properties style:font-name="Anka/Coder Narro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71"/>
      <text:p text:style-name="P68"><text:span text:style-name="T8">Anka/Coder Narrow</text:span> </text:p>
      <text:p text:style-name="P68"><text:span text:style-name="T18">tamaño </text:span>1<text:span text:style-name="T8">0.5</text:span></text:p>
      <text:p text:style-name="P57"><text:a xlink:type="simple" xlink:href="https://code.google.com/archive/p/anka-coder-fonts/downloads" text:style-name="Internet_20_link" text:visited-style-name="Visited_20_Internet_20_Link"><text:span text:style-name="T21">https://code.google.com/archive/p/anka-coder-fonts/downloads</text:span></text:a></text:p>
      <text:p text:style-name="P69">D <text:s text:c="11"/>Bm</text:p>
      <text:p text:style-name="P59">Who am I You are mindful of me</text:p>
      <text:p text:style-name="P60"><text:span text:style-name="T1"><text:s text:c="6"/></text:span><text:span text:style-name="T2">Em <text:s text:c="6"/>D</text:span></text:p>
      <text:p text:style-name="P9">That You hear me when I call</text:p>
      <text:p text:style-name="P36"/>
      <text:p text:style-name="P36"/>
      <text:p text:style-name="P37">Iosevka</text:p>
      <text:p text:style-name="P36"><text:span text:style-name="T18">tamaño 9</text:span>:</text:p>
      <text:p text:style-name="P33"><text:a xlink:type="simple" xlink:href="https://github.com/be5invis/Iosevka/releases" text:style-name="Internet_20_link" text:visited-style-name="Visited_20_Internet_20_Link"><text:span text:style-name="T12">https://github.com/be5invis/Iosevka/releases</text:span></text:a></text:p>
      <text:p text:style-name="P34">D <text:s text:c="12"/>Bm</text:p>
      <text:p text:style-name="P34">Who am I You are mindful of me</text:p>
      <text:p text:style-name="P34"><text:s text:c="3"/>Em <text:s text:c="12"/>D</text:p>
      <text:p text:style-name="P35">That You hear me when I call</text:p>
      <text:p text:style-name="P4"/>
      <text:p text:style-name="P45"/>
      <text:p text:style-name="P46">M+ 1m </text:p>
      <text:p text:style-name="P47">tamaño 9</text:p>
      <text:p text:style-name="P27"><text:a xlink:type="simple" xlink:href="https://mplus-fonts.osdn.jp/about-en.html" text:style-name="Internet_20_link" text:visited-style-name="Visited_20_Internet_20_Link">https://mplus-fonts.osdn.jp/about-en.html</text:a></text:p>
      <text:p text:style-name="P43">D <text:s text:c="12"/>Bm</text:p>
      <text:p text:style-name="P26">Who am I You are mindful of me</text:p>
      <text:p text:style-name="P28"><text:span text:style-name="T6"><text:s text:c="3"/></text:span><text:span text:style-name="T7">Em <text:s text:c="12"/>D</text:span></text:p>
      <text:p text:style-name="P44">That You hear me when I call</text:p>
      <text:p text:style-name="P5"/>
      <text:p text:style-name="P65"><text:span text:style-name="T14">La</text:span><text:span text:style-name="T16">t</text:span><text:span text:style-name="T14">in Modern Mono Light Cond </text:span></text:p>
      <text:p text:style-name="P65"><text:span text:style-name="T17">tamaño </text:span><text:span text:style-name="T14">1</text:span><text:span text:style-name="T15">3</text:span><text:span text:style-name="T10"> </text:span></text:p>
      <text:p text:style-name="P55"><text:a xlink:type="simple" xlink:href="http://www.gust.org.pl/projects/e-foundry/latin-modern" text:style-name="Internet_20_link" text:visited-style-name="Visited_20_Internet_20_Link">http://www.gust.org.pl/projects/e-foundry/latin-modern</text:a></text:p>
      <text:p text:style-name="P66">D <text:s text:c="11"/>Bm</text:p>
      <text:p text:style-name="P54">Who am I You are mindful of me</text:p>
      <text:p text:style-name="P56"><text:span text:style-name="T1"><text:s text:c="6"/></text:span><text:span text:style-name="T2">Em <text:s text:c="6"/>D</text:span></text:p>
      <text:p text:style-name="P54">That You hear me when I call</text:p>
      <text:p text:style-name="P67"/>
      <text:p text:style-name="P8"><text:span text:style-name="T20">veraMono</text:span> </text:p>
      <text:p text:style-name="P62"><text:span text:style-name="T18">tamaño </text:span>10</text:p>
      <text:p text:style-name="P63">sudo apt-get install ttf-bitstream-vera</text:p>
      <text:p text:style-name="P61">D <text:s text:c="11"/>Bm</text:p>
      <text:p text:style-name="P61">Who am I You are mindful of me</text:p>
      <text:p text:style-name="P61"><text:s text:c="6"/>Em <text:s text:c="6"/>D</text:p>
      <text:p text:style-name="P64"><text:span text:style-name="T9">That You hear me when I cal</text:span>l</text:p>
      <text:p text:style-name="P64"/>
      <text:p text:style-name="P64"/>
      <text:p text:style-name="P20"><text:span text:style-name="T11">Fantasque Sans Mono</text:span> </text:p>
      <text:p text:style-name="P49"><text:span text:style-name="T18">tamaño 9.5</text:span>: </text:p>
      <text:p text:style-name="P2">sudo apt-get install fonts-fantasque-sans</text:p>
      <text:p text:style-name="P50">D <text:s text:c="12"/>Bm</text:p>
      <text:p text:style-name="P21">Who am I You are mindful of me</text:p>
      <text:p text:style-name="P22"><text:span text:style-name="T6"><text:s text:c="3"/></text:span><text:span text:style-name="T7">Em <text:s text:c="12"/>D</text:span></text:p>
      <text:p text:style-name="P1">That You hear me when I call</text:p>
      <text:p text:style-name="P19"/>
      <text:p text:style-name="P48"/>
      <text:p text:style-name="P25"><text:span text:style-name="T13">NK57 Monospace</text:span> </text:p>
      <text:p text:style-name="P42"><text:span text:style-name="T20">tamaño 7.5</text:span>:</text:p>
      <text:p text:style-name="P23"><text:a xlink:type="simple" xlink:href="https://www.1001freefonts.com/es/nk57-monospace.font" text:style-name="Internet_20_link" text:visited-style-name="Visited_20_Internet_20_Link">https://www.1001freefonts.com/es/nk57-monospace.font</text:a></text:p>
      <text:p text:style-name="P40">D <text:s text:c="12"/>Bm</text:p>
      <text:p text:style-name="P23">Who am I You are mindful of me</text:p>
      <text:p text:style-name="P24"><text:span text:style-name="T6"><text:s text:c="3"/></text:span><text:span text:style-name="T7">Em <text:s text:c="12"/>D</text:span></text:p>
      <text:p text:style-name="P3"><text:soft-page-break/>That You hear me when I call</text:p>
      <text:p text:style-name="P40"/>
      <text:p text:style-name="P40"/>
      <text:p text:style-name="P41">Las siguientes deberían estar instaladas en su Ubuntu, </text:p>
      <text:p text:style-name="P41"><text:span text:style-name="T19">pero por un caso pongo igual los comandos para instalar</text:span>:</text:p>
      <text:p text:style-name="P58"/>
      <text:p text:style-name="P53"/>
      <text:p text:style-name="P39">Noto Mono </text:p>
      <text:p text:style-name="P39"><text:span text:style-name="T20">tamaño </text:span>8:</text:p>
      <text:p text:style-name="P7"><text:span text:style-name="T20">sudo apt-get install </text:span>fonts-noto-mono</text:p>
      <text:p text:style-name="P38">D <text:s text:c="23"/>Bm</text:p>
      <text:p text:style-name="P10">Who am I You are mindful of me</text:p>
      <text:p text:style-name="P11"><text:span text:style-name="T3"><text:s text:c="9"/></text:span><text:span text:style-name="T2">Em <text:s text:c="12"/>D</text:span></text:p>
      <text:p text:style-name="P10">That You hear me when I call</text:p>
      <text:p text:style-name="P10"/>
      <text:p text:style-name="P15">Ubuntu Mono </text:p>
      <text:p text:style-name="P32"><text:span text:style-name="T20">tamaño </text:span>10:</text:p>
      <text:p text:style-name="P13"><text:span text:style-name="T20">sudo apt-get install </text:span>ttf-ubuntu-font-family</text:p>
      <text:p text:style-name="P31">D <text:s text:c="12"/>Bm</text:p>
      <text:p text:style-name="P12">Who am I You are mindful of me</text:p>
      <text:p text:style-name="P14"><text:span text:style-name="T4"><text:s text:c="3"/></text:span><text:span text:style-name="T2">Em <text:s text:c="12"/>D</text:span></text:p>
      <text:p text:style-name="P12">That You hear me when I call</text:p>
      <text:p text:style-name="P30"/>
      <text:p text:style-name="P10"/>
      <text:p text:style-name="P18"><text:span text:style-name="T5">Liberation</text:span> Mono </text:p>
      <text:p text:style-name="P51"><text:span text:style-name="T19">tamaño </text:span>8:</text:p>
      <text:p text:style-name="P6"><text:span text:style-name="T19">sudo apt-get install </text:span>fonts-liberation</text:p>
      <text:p text:style-name="P52">D <text:s text:c="12"/>Bm</text:p>
      <text:p text:style-name="P16">Who am I You are mindful of me</text:p>
      <text:p text:style-name="P17"><text:span text:style-name="T6"><text:s text:c="3"/></text:span><text:span text:style-name="T7">Em <text:s text:c="12"/>D</text:span></text:p>
      <text:p text:style-name="P16">That You hear me when I call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/>
    <style:font-face style:name="IBM Plex Mono" svg:font-family="'IBM Plex Mono', Inconsolata"/>
    <style:font-face style:name="Latin Modern Mono Light Cond1" svg:font-family="'Latin Modern Mono Light Cond'"/>
    <style:font-face style:name="Liberation Mono" svg:font-family="'Liberation Mono'"/>
    <style:font-face style:name="Noto Mono" svg:font-family="'Noto Mono'"/>
    <style:font-face style:name="TeX Gyre DejaVu Math" svg:font-family="'TeX Gyre DejaVu Math'"/>
    <style:font-face style:name="Ubuntu Mono" svg:font-family="'Ubuntu Mono'"/>
    <style:font-face style:name="VeraMono" svg:font-family="VeraMono"/>
    <style:font-face style:name="FreeSans1" svg:font-family="FreeSans" style:font-family-generic="swiss"/>
    <style:font-face style:name="Anka/Coder Narrow" svg:font-family="'Anka/Coder Narrow'" style:font-pitch="fixed"/>
    <style:font-face style:name="Anka/Coder Narrow1" svg:font-family="'Anka/Coder Narrow'" style:font-adornments="Normal" style:font-pitch="fixed"/>
    <style:font-face style:name="Latin Modern Mono Light Cond" svg:font-family="'Latin Modern Mono Light Cond'" style:font-pitch="fixed"/>
    <style:font-face style:name="NK57 Monospace" svg:font-family="'NK57 Monospace'" style:font-adornments="Libro" style:font-pitch="fixed"/>
    <style:font-face style:name="TlwgMono" svg:font-family="TlwgMono" style:font-pitch="fixed"/>
    <style:font-face style:name="Fantasque Sans Mono" svg:font-family="'Fantasque Sans Mono'" style:font-adornments="Normal" style:font-family-generic="swiss" style:font-pitch="fixed"/>
    <style:font-face style:name="Iosevka" svg:font-family="Iosevka" style:font-adornments="Normal" style:font-pitch="variable"/>
    <style:font-face style:name="M+ 1m" svg:font-family="'M+ 1m'" style:font-adornments="Normal" style:font-pitch="variable"/>
    <style:font-face style:name="Verana" svg:font-family="Ver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8:02:23.423686175</meta:creation-date>
    <dc:date>2017-12-31T22:54:06.777091120</dc:date>
    <meta:editing-duration>PT3H7M48S</meta:editing-duration>
    <meta:editing-cycles>42</meta:editing-cycles>
    <meta:generator>LibreOffice/5.4.4.2$Linux_x86 LibreOffice_project/40m0$Build-2</meta:generator>
    <meta:document-statistic meta:table-count="0" meta:image-count="0" meta:object-count="0" meta:page-count="2" meta:paragraph-count="72" meta:word-count="275" meta:character-count="1733" meta:non-whitespace-character-count="1243"/>
  </office:meta>
</office:document-meta>
</file>